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hr" fo:country="HR"/>
    </style:style>
    <style:style style:name="P2" style:family="paragraph" style:parent-style-name="Footer">
      <style:text-properties fo:language="hr" fo:country="HR"/>
    </style:style>
    <style:style style:name="P3" style:family="paragraph" style:parent-style-name="Standard">
      <style:text-properties fo:language="hr" fo:country="HR"/>
    </style:style>
    <style:style style:name="P4" style:family="paragraph" style:parent-style-name="Standard">
      <style:paragraph-properties fo:text-align="center" style:justify-single-word="false"/>
      <style:text-properties fo:language="hr" fo:country="HR"/>
    </style:style>
    <style:style style:name="P5" style:family="paragraph" style:parent-style-name="Standard">
      <style:paragraph-properties fo:line-height="150%"/>
      <style:text-properties fo:language="hr" fo:country="HR" officeooo:rsid="003409c7" officeooo:paragraph-rsid="003409c7"/>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fo:font-size="16pt" fo:language="hr" fo:country="HR" officeooo:rsid="00152768" officeooo:paragraph-rsid="00152768" style:font-size-asian="16pt" style:font-name-complex="Arial" style:font-size-complex="16pt"/>
    </style:style>
    <style:style style:name="P8" style:family="paragraph" style:parent-style-name="Standard">
      <style:text-properties style:font-name="Arial" fo:font-size="16pt" fo:language="hr" fo:country="HR" fo:font-weight="bold" style:font-size-asian="16pt" style:font-weight-asian="bold" style:font-name-complex="Arial" style:font-size-complex="16pt"/>
    </style:style>
    <style:style style:name="P9" style:family="paragraph" style:parent-style-name="Standard">
      <style:text-properties fo:font-size="14pt" fo:language="hr" fo:country="HR" style:font-size-asian="14pt"/>
    </style:style>
    <style:style style:name="P10"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style>
    <style:style style:name="P11" style:family="paragraph" style:parent-style-name="Standard">
      <style:paragraph-properties fo:text-align="end" style:justify-single-word="false"/>
      <style:text-properties fo:font-size="16pt" fo:language="hr" fo:country="HR" style:font-size-asian="16pt" style:font-name-complex="Arial" style:font-size-complex="16pt"/>
    </style:style>
    <style:style style:name="P12" style:family="paragraph" style:parent-style-name="Standard">
      <style:text-properties fo:color="#0000ff" fo:language="hr" fo:country="HR" fo:font-style="italic" fo:font-weight="bold" fo:background-color="#ffff00" style:font-style-asian="italic" style:font-weight-asian="bold" style:font-style-complex="italic" style:font-weight-complex="bold"/>
    </style:style>
    <style:style style:name="P13" style:family="paragraph" style:parent-style-name="Standard">
      <style:text-properties fo:color="#0000ff" fo:language="hr" fo:country="HR" fo:font-style="italic" fo:font-weight="bold" style:font-style-asian="italic" style:font-weight-asian="bold" style:font-style-complex="italic" style:font-weight-complex="bold"/>
    </style:style>
    <style:style style:name="P14" style:family="paragraph" style:parent-style-name="Standard">
      <style:text-properties fo:font-size="12pt" fo:language="hr" fo:country="HR" officeooo:rsid="003af972" officeooo:paragraph-rsid="003af972" style:font-size-asian="12pt" style:font-size-complex="12pt"/>
    </style:style>
    <style:style style:name="P1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P16" style:family="paragraph" style:parent-style-name="Standard">
      <style:paragraph-properties fo:margin-left="0in" fo:margin-right="0.25in" fo:text-indent="0in" style:auto-text-indent="false"/>
      <style:text-properties fo:language="hr" fo:country="HR"/>
    </style:style>
    <style:style style:name="P17" style:family="paragraph" style:parent-style-name="Heading">
      <style:text-properties fo:language="hr" fo:country="HR"/>
    </style:style>
    <style:style style:name="P18" style:family="paragraph" style:parent-style-name="Heading">
      <style:paragraph-properties fo:text-align="end" style:justify-single-word="false"/>
      <style:text-properties fo:language="hr" fo:country="HR"/>
    </style:style>
    <style:style style:name="P19" style:family="paragraph" style:parent-style-name="Heading">
      <style:paragraph-properties fo:text-align="end" style:justify-single-word="false"/>
      <style:text-properties fo:font-size="14pt" fo:language="hr" fo:country="HR" style:font-size-asian="14pt"/>
    </style:style>
    <style:style style:name="P20" style:family="paragraph" style:parent-style-name="Heading">
      <style:paragraph-properties fo:text-align="end" style:justify-single-word="false"/>
      <style:text-properties fo:font-size="14pt" fo:language="hr" fo:country="HR" style:font-size-asian="14pt" style:font-size-complex="16pt"/>
    </style:style>
    <style:style style:name="P21" style:family="paragraph" style:parent-style-name="Heading">
      <style:paragraph-properties fo:break-before="page"/>
      <style:text-properties fo:language="hr" fo:country="HR"/>
    </style:style>
    <style:style style:name="P22" style:family="paragraph" style:parent-style-name="InfoBlue">
      <style:text-properties fo:language="hr" fo:country="HR"/>
    </style:style>
    <style:style style:name="P23" style:family="paragraph" style:parent-style-name="InfoBlue">
      <style:text-properties fo:language="hr" fo:country="HR" fo:background-color="#ffff00"/>
    </style:style>
    <style:style style:name="P24" style:family="paragraph" style:parent-style-name="InfoBlue">
      <style:text-properties fo:language="hr" fo:country="HR" officeooo:paragraph-rsid="0030a571"/>
    </style:style>
    <style:style style:name="P25" style:family="paragraph" style:parent-style-name="InfoBlue">
      <style:text-properties fo:color="#0000ff" fo:language="hr" fo:country="HR" fo:font-style="normal" fo:font-weight="bold" fo:background-color="#ffff00" style:font-style-asian="normal" style:font-weight-asian="bold" style:font-style-complex="italic" style:font-weight-complex="bold"/>
    </style:style>
    <style:style style:name="P26" style:family="paragraph" style:parent-style-name="Contents_20_1">
      <style:paragraph-properties fo:line-height="150%">
        <style:tab-stops>
          <style:tab-stop style:position="0.3in"/>
          <style:tab-stop style:position="6.5in" style:type="right"/>
        </style:tab-stops>
      </style:paragraph-properties>
      <style:text-properties fo:language="hr" fo:country="HR" officeooo:paragraph-rsid="00390261"/>
    </style:style>
    <style:style style:name="P27" style:family="paragraph" style:parent-style-name="Contents_20_1">
      <style:paragraph-properties fo:line-height="150%"/>
      <style:text-properties fo:language="hr" fo:country="HR" officeooo:paragraph-rsid="003151fc"/>
    </style:style>
    <style:style style:name="P28" style:family="paragraph" style:parent-style-name="Contents_20_1">
      <style:paragraph-properties fo:line-height="150%">
        <style:tab-stops>
          <style:tab-stop style:position="0.3in"/>
          <style:tab-stop style:position="6.5in" style:type="right"/>
        </style:tab-stops>
      </style:paragraph-properties>
    </style:style>
    <style:style style:name="P29" style:family="paragraph" style:parent-style-name="Contents_20_1">
      <style:paragraph-properties fo:line-height="150%">
        <style:tab-stops>
          <style:tab-stop style:position="0.3in"/>
          <style:tab-stop style:position="6.5in" style:type="right"/>
        </style:tab-stops>
      </style:paragraph-properties>
      <style:text-properties officeooo:paragraph-rsid="00390261"/>
    </style:style>
    <style:style style:name="P30" style:family="paragraph" style:parent-style-name="Heading" style:master-page-name="Standard">
      <style:paragraph-properties fo:text-align="end" style:justify-single-word="false" style:page-number="auto"/>
      <style:text-properties style:use-window-font-color="true" style:font-name="Arial" fo:font-size="18pt" fo:language="hr" fo:country="HR" fo:font-weight="bold" officeooo:rsid="001e5621" officeooo:paragraph-rsid="001e5621" style:font-name-asian="Times New Roman" style:font-size-asian="18pt" style:font-weight-asian="bold" style:font-name-complex="Arial" style:font-size-complex="10pt" style:language-complex="ar" style:country-complex="SA"/>
    </style:style>
    <style:style style:name="P31" style:family="paragraph" style:parent-style-name="Heading" style:master-page-name="Convert_20_1">
      <style:paragraph-properties style:page-number="auto"/>
      <style:text-properties fo:language="hr" fo:country="HR"/>
    </style:style>
    <style:style style:name="P32" style:family="paragraph" style:parent-style-name="Contents_20_1">
      <style:paragraph-properties fo:line-height="150%">
        <style:tab-stops>
          <style:tab-stop style:position="0.3in"/>
          <style:tab-stop style:position="6.5in" style:type="right"/>
        </style:tab-stops>
      </style:paragraph-properties>
      <style:text-properties fo:font-size="12pt" fo:language="hr" fo:country="HR" officeooo:rsid="003409c7" officeooo:paragraph-rsid="003409c7" style:font-size-asian="12pt" style:language-asian="none" style:country-asian="none" style:font-size-complex="12pt"/>
    </style:style>
    <style:style style:name="P33" style:family="paragraph" style:parent-style-name="Heading_20_1">
      <style:paragraph-properties fo:line-height="115%"/>
      <style:text-properties fo:font-size="16pt" fo:language="hr" fo:country="HR" style:font-size-asian="16pt" style:font-size-complex="16pt"/>
    </style:style>
    <style:style style:name="P34" style:family="paragraph" style:parent-style-name="Heading_20_1">
      <style:paragraph-properties fo:line-height="115%"/>
      <style:text-properties fo:language="hr" fo:country="HR" officeooo:paragraph-rsid="0022667e"/>
    </style:style>
    <style:style style:name="P35" style:family="paragraph" style:parent-style-name="Heading_20_1">
      <style:paragraph-properties fo:break-before="page"/>
      <style:text-properties fo:font-size="16pt" fo:language="hr" fo:country="HR" officeooo:rsid="0035bc74" officeooo:paragraph-rsid="0035bc74" style:font-size-asian="16pt" style:font-size-complex="16pt"/>
    </style:style>
    <style:style style:name="P36" style:family="paragraph" style:parent-style-name="Heading_20_1">
      <style:paragraph-properties fo:line-height="115%" fo:break-before="page"/>
      <style:text-properties fo:font-size="16pt" fo:language="hr" fo:country="HR" style:font-size-asian="16pt" style:font-size-complex="16pt"/>
    </style:style>
    <style:style style:name="P37" style:family="paragraph" style:parent-style-name="Heading_20_1">
      <style:paragraph-properties fo:line-height="115%" fo:break-before="page"/>
      <style:text-properties fo:language="hr" fo:country="HR" officeooo:rsid="003af972" officeooo:paragraph-rsid="003af972"/>
    </style:style>
    <style:style style:name="P38" style:family="paragraph" style:parent-style-name="Heading_20_1">
      <style:paragraph-properties fo:line-height="115%" fo:break-before="page"/>
      <style:text-properties fo:language="hr" fo:country="HR"/>
    </style:style>
    <style:style style:name="P39" style:family="paragraph" style:parent-style-name="Heading_20_1">
      <style:paragraph-properties fo:margin-left="0in" fo:margin-right="0in" fo:line-height="115%" fo:text-indent="0in" style:auto-text-indent="false"/>
      <style:text-properties fo:language="hr" fo:country="HR" officeooo:paragraph-rsid="001998ea"/>
    </style:style>
    <style:style style:name="P40" style:family="paragraph" style:parent-style-name="Heading_20_1">
      <style:paragraph-properties fo:margin-left="0in" fo:margin-right="0in" fo:line-height="115%" fo:text-indent="0in" style:auto-text-indent="false"/>
      <style:text-properties style:use-window-font-color="true" style:font-name="Arial" fo:font-size="12pt" fo:language="hr" fo:country="HR" fo:font-weight="bold" officeooo:rsid="001d0c86" officeooo:paragraph-rsid="001ca4c3" style:font-name-asian="Times New Roman" style:font-size-asian="12pt" style:font-weight-asian="bold" style:font-name-complex="Arial" style:font-size-complex="12pt" style:language-complex="ar" style:country-complex="SA"/>
    </style:style>
    <style:style style:name="P41" style:family="paragraph" style:parent-style-name="Heading_20_1">
      <style:paragraph-properties fo:margin-left="0in" fo:margin-right="0in" fo:line-height="115%" fo:text-indent="0in" style:auto-text-indent="false"/>
      <style:text-properties style:use-window-font-color="true" style:font-name="Arial" fo:font-size="14pt" fo:language="hr" fo:country="HR" fo:font-weight="bold" officeooo:rsid="0035bc74" officeooo:paragraph-rsid="002047f0" style:font-name-asian="Times New Roman" style:font-size-asian="14pt" style:font-weight-asian="bold" style:font-name-complex="Arial" style:font-size-complex="14pt" style:language-complex="ar" style:country-complex="SA"/>
    </style:style>
    <style:style style:name="P42" style:family="paragraph" style:parent-style-name="Heading_20_1">
      <style:paragraph-properties fo:margin-left="0in" fo:margin-right="0in" fo:line-height="115%" fo:text-indent="0in" style:auto-text-indent="false"/>
      <style:text-properties officeooo:paragraph-rsid="0035bc74"/>
    </style:style>
    <style:style style:name="P43" style:family="paragraph" style:parent-style-name="Heading_20_1">
      <style:paragraph-properties fo:margin-left="0in" fo:margin-right="0in" fo:line-height="115%" fo:text-indent="0in" style:auto-text-indent="false" fo:break-before="page"/>
      <style:text-properties style:use-window-font-color="true" style:font-name="Arial" fo:font-size="12pt" fo:language="hr" fo:country="HR" fo:font-weight="bold" officeooo:rsid="0023b518" officeooo:paragraph-rsid="0023b518" style:font-name-asian="Times New Roman" style:font-size-asian="12pt" style:font-weight-asian="bold" style:font-name-complex="Arial" style:font-size-complex="10pt" style:language-complex="ar" style:country-complex="SA"/>
    </style:style>
    <style:style style:name="P44" style:family="paragraph" style:parent-style-name="Standard">
      <style:paragraph-properties fo:line-height="115%"/>
      <style:text-properties fo:language="hr" fo:country="HR" officeooo:rsid="003af972" officeooo:paragraph-rsid="003af972"/>
    </style:style>
    <style:style style:name="P45" style:family="paragraph" style:parent-style-name="Standard">
      <style:paragraph-properties fo:line-height="115%"/>
      <style:text-properties fo:language="hr" fo:country="HR"/>
    </style:style>
    <style:style style:name="P46" style:family="paragraph" style:parent-style-name="Standard">
      <style:paragraph-properties fo:line-height="115%"/>
      <style:text-properties fo:language="hr" fo:country="HR" officeooo:paragraph-rsid="0022667e"/>
    </style:style>
    <style:style style:name="P47" style:family="paragraph" style:parent-style-name="Standard">
      <style:paragraph-properties fo:line-height="115%"/>
      <style:text-properties fo:language="hr" fo:country="HR" officeooo:paragraph-rsid="00201af5"/>
    </style:style>
    <style:style style:name="P48" style:family="paragraph" style:parent-style-name="Standard">
      <style:paragraph-properties fo:line-height="115%"/>
      <style:text-properties fo:language="hr" fo:country="HR" officeooo:rsid="001e5621" officeooo:paragraph-rsid="002bed09"/>
    </style:style>
    <style:style style:name="P49" style:family="paragraph" style:parent-style-name="Standard">
      <style:paragraph-properties fo:line-height="115%"/>
      <style:text-properties fo:language="hr" fo:country="HR" officeooo:rsid="001e5621" officeooo:paragraph-rsid="001e5621"/>
    </style:style>
    <style:style style:name="P50" style:family="paragraph" style:parent-style-name="Standard">
      <style:paragraph-properties fo:line-height="115%"/>
      <style:text-properties fo:language="hr" fo:country="HR" officeooo:rsid="001e5621" officeooo:paragraph-rsid="00201af5"/>
    </style:style>
    <style:style style:name="P51" style:family="paragraph" style:parent-style-name="Standard">
      <style:paragraph-properties fo:line-height="150%">
        <style:tab-stops>
          <style:tab-stop style:position="0.3in"/>
          <style:tab-stop style:position="6.5in" style:type="right"/>
        </style:tab-stops>
      </style:paragraph-properties>
      <style:text-properties fo:font-size="12pt" fo:language="hr" fo:country="HR" officeooo:rsid="003409c7" officeooo:paragraph-rsid="003409c7" style:font-size-asian="12pt" style:language-asian="none" style:country-asian="none" style:font-size-complex="12pt"/>
    </style:style>
    <style:style style:name="P52" style:family="paragraph" style:parent-style-name="Standard">
      <style:paragraph-properties fo:line-height="150%">
        <style:tab-stops>
          <style:tab-stop style:position="0.3in"/>
          <style:tab-stop style:position="6.5in" style:type="right"/>
        </style:tab-stops>
      </style:paragraph-properties>
      <style:text-properties fo:font-size="12pt" fo:language="hr" fo:country="HR" officeooo:rsid="0050121d" officeooo:paragraph-rsid="0050121d" style:font-size-asian="12pt" style:language-asian="none" style:country-asian="none" style:font-size-complex="12pt"/>
    </style:style>
    <style:style style:name="P53" style:family="paragraph" style:parent-style-name="Standard">
      <style:text-properties fo:font-size="12pt" fo:language="hr" fo:country="HR" officeooo:rsid="0016f6c1" officeooo:paragraph-rsid="0035bc74" style:font-size-asian="12pt" style:font-size-complex="12pt"/>
    </style:style>
    <style:style style:name="P54" style:family="paragraph" style:parent-style-name="Standard">
      <style:paragraph-properties fo:line-height="115%"/>
      <style:text-properties fo:font-size="12pt" fo:language="hr" fo:country="HR" officeooo:rsid="002bed09" officeooo:paragraph-rsid="001e5621" style:font-size-asian="12pt" style:font-size-complex="12pt"/>
    </style:style>
    <style:style style:name="P55" style:family="paragraph" style:parent-style-name="Standard">
      <style:paragraph-properties fo:line-height="115%"/>
      <style:text-properties fo:font-size="12pt" fo:language="hr" fo:country="HR" officeooo:rsid="001e5621" officeooo:paragraph-rsid="001e5621" style:font-size-asian="12pt" style:font-size-complex="12pt"/>
    </style:style>
    <style:style style:name="P56" style:family="paragraph" style:parent-style-name="Standard">
      <style:paragraph-properties fo:line-height="150%"/>
      <style:text-properties style:use-window-font-color="true" style:font-name="Times New Roman" fo:font-size="12pt" fo:language="hr" fo:country="HR" officeooo:rsid="0023b518" officeooo:paragraph-rsid="003151fc"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Standard">
      <style:paragraph-properties fo:line-height="115%"/>
      <style:text-properties fo:font-size="16pt" fo:language="hr" fo:country="HR" style:font-size-asian="16pt" style:font-size-complex="16pt"/>
    </style:style>
    <style:style style:name="P58"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f6c1" officeooo:paragraph-rsid="0043834e" style:font-size-asian="12pt" style:font-size-complex="12pt"/>
    </style:style>
    <style:style style:name="P59"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3daddb" style:font-size-asian="12pt" style:font-size-complex="12pt"/>
    </style:style>
    <style:style style:name="P60"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0151" style:font-size-asian="12pt" style:font-size-complex="12pt"/>
    </style:style>
    <style:style style:name="P61"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834e" style:font-size-asian="12pt" style:font-size-complex="12pt"/>
    </style:style>
    <style:style style:name="P62"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7dd20" style:font-size-asian="12pt" style:font-size-complex="12pt"/>
    </style:style>
    <style:style style:name="P63"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45ce89" officeooo:paragraph-rsid="0045ce89" style:font-size-asian="12pt" style:font-size-complex="12pt"/>
    </style:style>
    <style:style style:name="P64" style:family="paragraph" style:parent-style-name="Text_20_body">
      <style:paragraph-properties fo:margin-left="0in" fo:margin-right="0in" fo:line-height="115%" fo:text-indent="0in" style:auto-text-indent="false"/>
      <style:text-properties fo:font-size="12pt" fo:language="hr" fo:country="HR" officeooo:rsid="004b8ce2" officeooo:paragraph-rsid="004b8ce2" style:font-size-asian="12pt" style:font-size-complex="12pt"/>
    </style:style>
    <style:style style:name="P65" style:family="paragraph" style:parent-style-name="Text_20_body">
      <style:paragraph-properties fo:margin-left="0in" fo:margin-right="0in" fo:line-height="115%" fo:text-indent="0in" style:auto-text-indent="false"/>
      <style:text-properties fo:font-size="12pt" fo:language="hr" fo:country="HR" officeooo:rsid="004b8ce2" officeooo:paragraph-rsid="004eaee1" style:font-size-asian="12pt" style:font-size-complex="12pt"/>
    </style:style>
    <style:style style:name="P66" style:family="paragraph" style:parent-style-name="Text_20_body">
      <style:paragraph-properties fo:margin-left="0in" fo:margin-right="0in" fo:line-height="115%" fo:text-indent="0in" style:auto-text-indent="false"/>
      <style:text-properties fo:font-size="12pt" fo:language="hr" fo:country="HR" officeooo:rsid="004eaee1" officeooo:paragraph-rsid="004eaee1" style:font-size-asian="12pt" style:font-size-complex="12pt"/>
    </style:style>
    <style:style style:name="P67" style:family="paragraph" style:parent-style-name="Text_20_body">
      <style:paragraph-properties fo:margin-left="0in" fo:margin-right="0in" fo:line-height="115%" fo:text-indent="0in" style:auto-text-indent="false"/>
      <style:text-properties fo:font-size="12pt" fo:language="hr" fo:country="HR" officeooo:rsid="0016b07d" officeooo:paragraph-rsid="0032df0d" style:font-size-asian="12pt" style:font-size-complex="12pt"/>
    </style:style>
    <style:style style:name="P68" style:family="paragraph" style:parent-style-name="Text_20_body">
      <style:paragraph-properties fo:margin-left="0in" fo:margin-right="0in" fo:line-height="115%" fo:text-indent="0in" style:auto-text-indent="false"/>
      <style:text-properties fo:font-size="12pt" fo:language="hr" fo:country="HR" officeooo:rsid="0016b07d" officeooo:paragraph-rsid="0023b518" style:font-size-asian="12pt" style:font-size-complex="12pt"/>
    </style:style>
    <style:style style:name="P69" style:family="paragraph" style:parent-style-name="Text_20_body">
      <style:paragraph-properties fo:margin-left="0in" fo:margin-right="0in" fo:line-height="115%" fo:text-indent="0in" style:auto-text-indent="false"/>
      <style:text-properties fo:font-size="12pt" fo:language="hr" fo:country="HR" officeooo:rsid="0016b07d" officeooo:paragraph-rsid="0022667e" style:font-size-asian="12pt" style:font-size-complex="12pt"/>
    </style:style>
    <style:style style:name="P70" style:family="paragraph" style:parent-style-name="Text_20_body">
      <style:paragraph-properties fo:margin-left="0in" fo:margin-right="0in" fo:line-height="115%" fo:text-indent="0in" style:auto-text-indent="false"/>
      <style:text-properties fo:font-size="12pt" fo:language="hr" fo:country="HR" officeooo:rsid="00171b80" officeooo:paragraph-rsid="00171b80" style:font-size-asian="12pt" style:font-size-complex="12pt"/>
    </style:style>
    <style:style style:name="P71" style:family="paragraph" style:parent-style-name="Text_20_body">
      <style:paragraph-properties fo:margin-left="0in" fo:margin-right="0in" fo:line-height="115%" fo:text-indent="0in" style:auto-text-indent="false"/>
      <style:text-properties fo:font-size="12pt" fo:language="hr" fo:country="HR" officeooo:rsid="00171b80" officeooo:paragraph-rsid="0021079e" style:font-size-asian="12pt" style:font-size-complex="12pt"/>
    </style:style>
    <style:style style:name="P72" style:family="paragraph" style:parent-style-name="Text_20_body">
      <style:paragraph-properties fo:margin-left="0in" fo:margin-right="0in" fo:line-height="115%" fo:text-indent="0in" style:auto-text-indent="false"/>
      <style:text-properties fo:font-size="12pt" fo:language="hr" fo:country="HR" officeooo:paragraph-rsid="00171b80" style:font-size-asian="12pt" style:font-size-complex="12pt"/>
    </style:style>
    <style:style style:name="P73" style:family="paragraph" style:parent-style-name="Text_20_body">
      <style:paragraph-properties fo:margin-left="0in" fo:margin-right="0in" fo:line-height="115%" fo:text-indent="0in" style:auto-text-indent="false"/>
      <style:text-properties fo:font-size="12pt" fo:language="hr" fo:country="HR" officeooo:paragraph-rsid="001998ea" style:font-size-asian="12pt" style:font-size-complex="12pt"/>
    </style:style>
    <style:style style:name="P74" style:family="paragraph" style:parent-style-name="Text_20_body">
      <style:paragraph-properties fo:margin-left="0in" fo:margin-right="0in" fo:line-height="115%" fo:text-indent="0in" style:auto-text-indent="false"/>
      <style:text-properties fo:font-size="12pt" fo:language="hr" fo:country="HR" officeooo:paragraph-rsid="001ca4c3" style:font-size-asian="12pt" style:font-size-complex="12pt"/>
    </style:style>
    <style:style style:name="P75" style:family="paragraph" style:parent-style-name="Text_20_body">
      <style:paragraph-properties fo:margin-left="0in" fo:margin-right="0in" fo:line-height="115%" fo:text-indent="0in" style:auto-text-indent="false"/>
      <style:text-properties fo:font-size="12pt" fo:language="hr" fo:country="HR" officeooo:rsid="0021079e" officeooo:paragraph-rsid="0035bc74" style:font-size-asian="12pt" style:font-size-complex="12pt"/>
    </style:style>
    <style:style style:name="P76" style:family="paragraph" style:parent-style-name="Text_20_body">
      <style:paragraph-properties fo:margin-left="0in" fo:margin-right="0in" fo:line-height="115%" fo:text-indent="0in" style:auto-text-indent="false"/>
      <style:text-properties fo:font-size="12pt" fo:language="hr" fo:country="HR" officeooo:rsid="001ca4c3" officeooo:paragraph-rsid="0035bc74" style:font-size-asian="12pt" style:font-size-complex="12pt"/>
    </style:style>
    <style:style style:name="P77" style:family="paragraph" style:parent-style-name="Text_20_body">
      <style:paragraph-properties fo:margin-left="0in" fo:margin-right="0in" fo:line-height="115%" fo:text-indent="0in" style:auto-text-indent="false"/>
      <style:text-properties fo:font-size="12pt" fo:language="hr" fo:country="HR" officeooo:rsid="00613c73" officeooo:paragraph-rsid="00613c73" style:font-size-asian="12pt" style:font-size-complex="12pt"/>
    </style:style>
    <style:style style:name="P78" style:family="paragraph" style:parent-style-name="Text_20_body">
      <style:paragraph-properties fo:margin-left="0in" fo:margin-right="0in" fo:line-height="115%" fo:text-indent="0in" style:auto-text-indent="false"/>
      <style:text-properties fo:font-size="12pt" fo:language="hr" fo:country="HR" officeooo:rsid="0021079e" officeooo:paragraph-rsid="0021079e" style:font-size-asian="10.5pt" style:font-size-complex="12pt"/>
    </style:style>
    <style:style style:name="P79" style:family="paragraph" style:parent-style-name="Text_20_body">
      <style:paragraph-properties fo:margin-left="0in" fo:margin-right="0in" fo:line-height="115%" fo:text-indent="0in" style:auto-text-indent="false"/>
      <style:text-properties fo:font-size="12pt" fo:language="hr" fo:country="HR" officeooo:rsid="002bed09" officeooo:paragraph-rsid="002bed09" style:font-size-asian="10.5pt" style:font-size-complex="12pt"/>
    </style:style>
    <style:style style:name="P80" style:family="paragraph" style:parent-style-name="Text_20_body">
      <style:paragraph-properties fo:margin-left="0in" fo:margin-right="0in" fo:line-height="115%" fo:text-indent="0in" style:auto-text-indent="false"/>
      <style:text-properties fo:font-size="12pt" fo:language="hr" fo:country="HR" officeooo:rsid="00539e52" officeooo:paragraph-rsid="00539e52" style:font-size-asian="10.5pt" style:font-size-complex="12pt"/>
    </style:style>
    <style:style style:name="P81" style:family="paragraph" style:parent-style-name="Text_20_body">
      <style:paragraph-properties fo:margin-left="0in" fo:margin-right="0in" fo:line-height="115%" fo:text-indent="0in" style:auto-text-indent="false"/>
      <style:text-properties fo:font-size="12pt" fo:language="hr" fo:country="HR" officeooo:rsid="0053c51a" officeooo:paragraph-rsid="0053c51a" style:font-size-asian="10.5pt" style:font-size-complex="12pt"/>
    </style:style>
    <style:style style:name="P82" style:family="paragraph" style:parent-style-name="Text_20_body">
      <style:paragraph-properties fo:margin-left="0in" fo:margin-right="0in" fo:line-height="115%" fo:text-indent="0in" style:auto-text-indent="false"/>
      <style:text-properties fo:font-size="12pt" fo:language="hr" fo:country="HR" officeooo:rsid="005c8e09" officeooo:paragraph-rsid="005c8e09" style:font-size-asian="10.5pt" style:font-size-complex="12pt"/>
    </style:style>
    <style:style style:name="P83" style:family="paragraph" style:parent-style-name="Text_20_body">
      <style:paragraph-properties fo:margin-left="0in" fo:margin-right="0in" fo:line-height="115%" fo:text-indent="0in" style:auto-text-indent="false"/>
      <style:text-properties fo:font-size="12pt" fo:language="hr" fo:country="HR" officeooo:rsid="005f2791" officeooo:paragraph-rsid="005f2791" style:font-size-asian="10.5pt" style:font-size-complex="12pt"/>
    </style:style>
    <style:style style:name="P84" style:family="paragraph" style:parent-style-name="Text_20_body">
      <style:paragraph-properties fo:margin-left="0in" fo:margin-right="0in" fo:line-height="115%" fo:text-indent="0in" style:auto-text-indent="false"/>
      <style:text-properties fo:font-size="14pt" fo:language="hr" fo:country="HR" fo:font-weight="bold" officeooo:rsid="0035bc74" officeooo:paragraph-rsid="00373030" style:font-size-asian="14pt" style:font-weight-asian="bold" style:font-size-complex="14pt" style:font-weight-complex="bold"/>
    </style:style>
    <style:style style:name="P85" style:family="paragraph" style:parent-style-name="Text_20_body">
      <style:paragraph-properties fo:margin-left="0in" fo:margin-right="0in" fo:line-height="115%" fo:text-indent="0in" style:auto-text-indent="false"/>
      <style:text-properties fo:font-size="14pt" fo:language="hr" fo:country="HR" officeooo:rsid="0035bc74" officeooo:paragraph-rsid="005313a9" style:font-size-asian="14pt" style:font-size-complex="14pt"/>
    </style:style>
    <style:style style:name="P86" style:family="paragraph" style:parent-style-name="Text_20_body">
      <style:paragraph-properties fo:margin-left="0in" fo:margin-right="0in" fo:line-height="115%" fo:text-indent="0in" style:auto-text-indent="false"/>
      <style:text-properties fo:language="hr" fo:country="HR"/>
    </style:style>
    <style:style style:name="P87" style:family="paragraph" style:parent-style-name="Text_20_body">
      <style:paragraph-properties fo:margin-left="0in" fo:margin-right="0in" fo:line-height="115%" fo:text-indent="0in" style:auto-text-indent="false"/>
      <style:text-properties fo:language="hr" fo:country="HR" officeooo:paragraph-rsid="004b44bb"/>
    </style:style>
    <style:style style:name="P88" style:family="paragraph" style:parent-style-name="Text_20_body">
      <style:paragraph-properties fo:margin-left="0in" fo:margin-right="0in" fo:line-height="115%" fo:text-indent="0in" style:auto-text-indent="false"/>
      <style:text-properties fo:language="hr" fo:country="HR" officeooo:paragraph-rsid="002a8175"/>
    </style:style>
    <style:style style:name="P89" style:family="paragraph" style:parent-style-name="Text_20_body">
      <style:paragraph-properties fo:margin-left="0in" fo:margin-right="0in" fo:line-height="115%" fo:text-indent="0in" style:auto-text-indent="false"/>
      <style:text-properties fo:language="hr" fo:country="HR" officeooo:paragraph-rsid="0035bc74"/>
    </style:style>
    <style:style style:name="P90" style:family="paragraph" style:parent-style-name="Text_20_body">
      <style:paragraph-properties fo:margin-left="0in" fo:margin-right="0in" fo:line-height="115%" fo:text-indent="0in" style:auto-text-indent="false"/>
      <style:text-properties fo:language="hr" fo:country="HR" officeooo:paragraph-rsid="0030a571"/>
    </style:style>
    <style:style style:name="P91" style:family="paragraph" style:parent-style-name="Text_20_body">
      <style:paragraph-properties fo:margin-left="0in" fo:margin-right="0in" fo:line-height="115%" fo:text-indent="0in" style:auto-text-indent="false"/>
      <style:text-properties fo:language="hr" fo:country="HR" officeooo:rsid="001ca4c3" officeooo:paragraph-rsid="001ca4c3"/>
    </style:style>
    <style:style style:name="P92" style:family="paragraph" style:parent-style-name="Text_20_body">
      <style:paragraph-properties fo:margin-left="0in" fo:margin-right="0in" fo:line-height="115%" fo:text-indent="0in" style:auto-text-indent="false"/>
      <style:text-properties fo:language="hr" fo:country="HR" officeooo:rsid="001d0c86" officeooo:paragraph-rsid="001d0c86"/>
    </style:style>
    <style:style style:name="P93" style:family="paragraph" style:parent-style-name="Text_20_body">
      <style:paragraph-properties fo:margin-left="0in" fo:margin-right="0in" fo:line-height="115%" fo:text-indent="0in" style:auto-text-indent="false"/>
      <style:text-properties officeooo:paragraph-rsid="004eaee1"/>
    </style:style>
    <style:style style:name="P94" style:family="paragraph" style:parent-style-name="Text_20_body">
      <style:paragraph-properties fo:margin-left="0in" fo:margin-right="0in" fo:line-height="115%" fo:text-indent="0in" style:auto-text-indent="false"/>
      <style:text-properties officeooo:paragraph-rsid="0035bc74"/>
    </style:style>
    <style:style style:name="P95" style:family="paragraph" style:parent-style-name="Text_20_body">
      <style:paragraph-properties fo:margin-left="0in" fo:margin-right="0in" fo:line-height="115%" fo:text-indent="0in" style:auto-text-indent="false"/>
      <style:text-properties officeooo:paragraph-rsid="00598246"/>
    </style:style>
    <style:style style:name="P96" style:family="paragraph" style:parent-style-name="Text_20_body">
      <style:paragraph-properties fo:margin-left="0in" fo:margin-right="0in" fo:line-height="115%" fo:text-indent="0in" style:auto-text-indent="false"/>
      <style:text-properties officeooo:rsid="005b45f7" officeooo:paragraph-rsid="005b45f7"/>
    </style:style>
    <style:style style:name="P97" style:family="paragraph" style:parent-style-name="Text_20_body">
      <style:paragraph-properties fo:line-height="115%"/>
      <style:text-properties fo:font-size="12pt" fo:language="hr" fo:country="HR" style:font-size-asian="12pt" style:font-size-complex="12pt"/>
    </style:style>
    <style:style style:name="P98" style:family="paragraph" style:parent-style-name="Text_20_body">
      <style:paragraph-properties fo:line-height="115%"/>
      <style:text-properties fo:font-size="12pt" fo:language="hr" fo:country="HR" officeooo:rsid="00171b80" style:font-size-asian="12pt" style:font-size-complex="12pt"/>
    </style:style>
    <style:style style:name="T1" style:family="text">
      <style:text-properties officeooo:rsid="0012a32d"/>
    </style:style>
    <style:style style:name="T2" style:family="text">
      <style:text-properties style:font-name="Symbol" style:font-name-asian="Symbol" style:font-name-complex="Symbol"/>
    </style:style>
    <style:style style:name="T3" style:family="text">
      <style:text-properties fo:language="hr" fo:country="HR"/>
    </style:style>
    <style:style style:name="T4" style:family="text">
      <style:text-properties officeooo:rsid="0016776a"/>
    </style:style>
    <style:style style:name="T5" style:family="text">
      <style:text-properties fo:font-size="16pt" style:font-size-asian="16pt" style:font-name-complex="Arial" style:font-size-complex="16pt"/>
    </style:style>
    <style:style style:name="T6" style:family="text">
      <style:text-properties fo:font-size="16pt" officeooo:rsid="00154cf4" style:font-size-asian="16pt" style:font-name-complex="Arial" style:font-size-complex="16pt"/>
    </style:style>
    <style:style style:name="T7" style:family="text">
      <style:text-properties fo:font-size="16pt" fo:font-weight="normal" style:font-size-asian="16pt" style:font-weight-asian="normal" style:font-name-complex="Arial" style:font-size-complex="16pt"/>
    </style:style>
    <style:style style:name="T8" style:family="text">
      <style:text-properties fo:font-size="16pt" fo:font-weight="normal" officeooo:rsid="00154cf4" style:font-size-asian="16pt" style:font-weight-asian="normal" style:font-name-complex="Arial" style:font-size-complex="16pt"/>
    </style:style>
    <style:style style:name="T9" style:family="text">
      <style:text-properties fo:font-size="12pt" style:font-size-asian="12pt" style:language-asian="none" style:country-asian="none" style:font-size-complex="12pt"/>
    </style:style>
    <style:style style:name="T10" style:family="text">
      <style:text-properties fo:font-size="12pt" officeooo:rsid="003409c7" style:font-size-asian="12pt" style:language-asian="none" style:country-asian="none" style:font-size-complex="12pt"/>
    </style:style>
    <style:style style:name="T11" style:family="text">
      <style:text-properties fo:font-size="12pt" style:font-size-asian="12pt" style:font-size-complex="12pt"/>
    </style:style>
    <style:style style:name="T12" style:family="text">
      <style:text-properties fo:font-size="12pt" officeooo:rsid="0016f6c1" style:font-size-asian="12pt" style:font-size-complex="12pt"/>
    </style:style>
    <style:style style:name="T13" style:family="text">
      <style:text-properties fo:font-size="12pt" officeooo:rsid="0023b518" style:font-size-asian="12pt" style:font-size-complex="12pt"/>
    </style:style>
    <style:style style:name="T14" style:family="text">
      <style:text-properties fo:font-size="12pt" officeooo:rsid="00255c70" style:font-size-asian="12pt" style:font-size-complex="12pt"/>
    </style:style>
    <style:style style:name="T15" style:family="text">
      <style:text-properties fo:font-size="12pt" officeooo:rsid="0016b07d" style:font-size-asian="12pt" style:font-size-complex="12pt"/>
    </style:style>
    <style:style style:name="T16" style:family="text">
      <style:text-properties fo:font-size="12pt" officeooo:rsid="0026e725" style:font-size-asian="12pt" style:font-size-complex="12pt"/>
    </style:style>
    <style:style style:name="T17" style:family="text">
      <style:text-properties fo:font-size="12pt" officeooo:rsid="0027d7ec" style:font-size-asian="12pt" style:font-size-complex="12pt"/>
    </style:style>
    <style:style style:name="T18" style:family="text">
      <style:text-properties fo:font-size="12pt" officeooo:rsid="00173943" style:font-size-asian="12pt" style:font-size-complex="12pt"/>
    </style:style>
    <style:style style:name="T19" style:family="text">
      <style:text-properties fo:font-size="12pt" officeooo:rsid="001998ea" style:font-size-asian="12pt" style:font-size-complex="12pt"/>
    </style:style>
    <style:style style:name="T20" style:family="text">
      <style:text-properties fo:font-size="12pt" officeooo:rsid="001ca567" style:font-size-asian="12pt" style:font-size-complex="12pt"/>
    </style:style>
    <style:style style:name="T21" style:family="text">
      <style:text-properties fo:font-size="12pt" officeooo:rsid="002bed09" style:font-size-asian="12pt" style:font-size-complex="12pt"/>
    </style:style>
    <style:style style:name="T22" style:family="text">
      <style:text-properties fo:font-size="12pt" officeooo:rsid="00201af5" style:font-size-asian="12pt" style:font-size-complex="12pt"/>
    </style:style>
    <style:style style:name="T23" style:family="text">
      <style:text-properties fo:font-size="12pt" officeooo:rsid="004a5a1f" style:font-size-asian="12pt" style:font-size-complex="12pt"/>
    </style:style>
    <style:style style:name="T24" style:family="text">
      <style:text-properties fo:font-size="12pt" officeooo:rsid="004b44bb" style:font-size-asian="12pt" style:font-size-complex="12pt"/>
    </style:style>
    <style:style style:name="T25" style:family="text">
      <style:text-properties fo:font-size="12pt" officeooo:rsid="0026953c" style:font-size-asian="12pt" style:font-size-complex="12pt"/>
    </style:style>
    <style:style style:name="T26" style:family="text">
      <style:text-properties fo:font-size="12pt" officeooo:rsid="004b8ce2" style:font-size-asian="12pt" style:font-size-complex="12pt"/>
    </style:style>
    <style:style style:name="T27" style:family="text">
      <style:text-properties fo:font-size="12pt" officeooo:rsid="001e5621" style:font-size-asian="12pt" style:font-size-complex="12pt"/>
    </style:style>
    <style:style style:name="T28" style:family="text">
      <style:text-properties fo:font-size="12pt" fo:language="hr" fo:country="HR" style:font-size-asian="12pt" style:language-asian="none" style:country-asian="none" style:font-size-complex="12pt"/>
    </style:style>
    <style:style style:name="T29" style:family="text">
      <style:text-properties fo:font-size="12pt" fo:language="hr" fo:country="HR" officeooo:rsid="003409c7" style:font-size-asian="12pt" style:language-asian="none" style:country-asian="none" style:font-size-complex="12pt"/>
    </style:style>
    <style:style style:name="T30" style:family="text">
      <style:text-properties fo:font-size="12pt" fo:language="hr" fo:country="HR" officeooo:rsid="00390261" style:font-size-asian="12pt" style:language-asian="none" style:country-asian="none" style:font-size-complex="12pt"/>
    </style:style>
    <style:style style:name="T31" style:family="text">
      <style:text-properties fo:font-size="12pt" fo:language="hr" fo:country="HR" officeooo:rsid="004eaee1" style:font-size-asian="12pt" style:font-size-complex="12pt"/>
    </style:style>
    <style:style style:name="T32" style:family="text">
      <style:text-properties fo:font-size="12pt" fo:language="hr" fo:country="HR" officeooo:rsid="0050121d" style:font-size-asian="12pt" style:font-size-complex="12pt"/>
    </style:style>
    <style:style style:name="T33" style:family="text">
      <style:text-properties fo:font-size="12pt" fo:language="hr" fo:country="HR" officeooo:rsid="005f5231" style:font-size-asian="12pt" style:font-size-complex="12pt"/>
    </style:style>
    <style:style style:name="T34" style:family="text">
      <style:text-properties fo:font-size="12pt" fo:language="hr" fo:country="HR" style:font-size-asian="10.5pt" style:font-size-complex="12pt"/>
    </style:style>
    <style:style style:name="T35" style:family="text">
      <style:text-properties fo:font-size="12pt" fo:language="hr" fo:country="HR" officeooo:rsid="00598246" style:font-size-asian="10.5pt" style:font-size-complex="12pt"/>
    </style:style>
    <style:style style:name="T36" style:family="text">
      <style:text-properties fo:font-size="12pt" fo:language="hr" fo:country="HR" officeooo:rsid="005b45f7" style:font-size-asian="10.5pt" style:font-size-complex="12pt"/>
    </style:style>
    <style:style style:name="T37" style:family="text">
      <style:text-properties fo:font-size="12pt" fo:language="hr" fo:country="HR" officeooo:rsid="005c8e09" style:font-size-asian="10.5pt" style:font-size-complex="12pt"/>
    </style:style>
    <style:style style:name="T38" style:family="text">
      <style:text-properties fo:background-color="#ffff00" loext:char-shading-value="0"/>
    </style:style>
    <style:style style:name="T39" style:family="text">
      <style:text-properties style:use-window-font-color="true" style:font-name="Arial" fo:font-size="16pt" fo:font-weight="normal" officeooo:rsid="00152768" style:font-name-asian="Times New Roman" style:font-size-asian="16pt" style:font-weight-asian="normal" style:font-name-complex="Arial" style:font-size-complex="16pt" style:language-complex="ar" style:country-complex="SA"/>
    </style:style>
    <style:style style:name="T40" style:family="text">
      <style:text-properties style:use-window-font-color="true" style:font-name="Arial" fo:font-size="14pt" fo:language="hr" fo:country="HR" fo:font-weight="bold" officeooo:rsid="001ca4c3" style:font-name-asian="Times New Roman" style:font-size-asian="14pt" style:font-weight-asian="bold" style:font-name-complex="Arial" style:font-size-complex="14pt" style:language-complex="ar" style:country-complex="SA"/>
    </style:style>
    <style:style style:name="T41"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style>
    <style:style style:name="T42"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font-weight-complex="bold"/>
    </style:style>
    <style:style style:name="T43" style:family="text">
      <style:text-properties style:use-window-font-color="true" style:font-name="Arial" fo:font-size="14pt" fo:language="hr" fo:country="HR" fo:font-weight="bold" officeooo:rsid="00373030" style:font-name-asian="Times New Roman" style:font-size-asian="14pt" style:font-weight-asian="bold" style:font-name-complex="Arial" style:font-size-complex="14pt" style:language-complex="ar" style:country-complex="SA" style:font-weight-complex="bold"/>
    </style:style>
    <style:style style:name="T44" style:family="text">
      <style:text-properties style:use-window-font-color="true" style:font-name="Arial" style:font-name-asian="Times New Roman" style:font-name-complex="Arial" style:language-complex="ar" style:country-complex="SA"/>
    </style:style>
    <style:style style:name="T45" style:family="text">
      <style:text-properties style:use-window-font-color="true" style:font-name="Arial" officeooo:rsid="00373030" style:font-name-asian="Times New Roman" style:font-name-complex="Arial" style:language-complex="ar" style:country-complex="SA"/>
    </style:style>
    <style:style style:name="T46" style:family="text">
      <style:text-properties style:use-window-font-color="true" style:font-name="Arial" fo:font-weight="bold" style:font-name-asian="Times New Roman" style:font-weight-asian="bold" style:font-name-complex="Arial" style:language-complex="ar" style:country-complex="SA" style:font-weight-complex="bold"/>
    </style:style>
    <style:style style:name="T47" style:family="text">
      <style:text-properties style:use-window-font-color="true" style:font-name="Arial" fo:font-weight="bold" officeooo:rsid="00373030" style:font-name-asian="Times New Roman" style:font-weight-asian="bold" style:font-name-complex="Arial" style:language-complex="ar" style:country-complex="SA" style:font-weight-complex="bold"/>
    </style:style>
    <style:style style:name="T48" style:family="text">
      <style:text-properties style:use-window-font-color="true" style:font-name="Arial" fo:font-weight="bold" officeooo:rsid="005313a9" style:font-name-asian="Times New Roman" style:font-weight-asian="bold" style:font-name-complex="Arial" style:language-complex="ar" style:country-complex="SA" style:font-weight-complex="bold"/>
    </style:style>
    <style:style style:name="T49" style:family="text">
      <style:text-properties style:use-window-font-color="true" style:font-name="Times New Roman" fo:font-size="12pt" style:font-name-asian="Times New Roman" style:font-size-asian="12pt" style:language-asian="none" style:country-asian="none" style:font-name-complex="Times New Roman" style:font-size-complex="12pt" style:language-complex="ar" style:country-complex="SA"/>
    </style:style>
    <style:style style:name="T50" style:family="text">
      <style:text-properties style:use-window-font-color="true" style:font-name="Times New Roman" fo:font-size="12pt" officeooo:rsid="003409c7" style:font-name-asian="Times New Roman" style:font-size-asian="12pt" style:language-asian="none" style:country-asian="none" style:font-name-complex="Times New Roman" style:font-size-complex="12pt" style:language-complex="ar" style:country-complex="SA"/>
    </style:style>
    <style:style style:name="T51" style:family="text">
      <style:text-properties style:use-window-font-color="true" style:font-name="Times New Roman" fo:font-size="12pt" officeooo:rsid="003151fc" style:font-name-asian="Times New Roman" style:font-size-asian="12pt" style:language-asian="none" style:country-asian="none" style:font-name-complex="Times New Roman" style:font-size-complex="12pt" style:language-complex="ar" style:country-complex="SA"/>
    </style:style>
    <style:style style:name="T52" style:family="text">
      <style:text-properties style:use-window-font-color="true" style:font-name="Times New Roman" fo:font-size="12pt" officeooo:rsid="0023b518" style:font-name-asian="Times New Roman" style:font-size-asian="12pt" style:language-asian="none" style:country-asian="none" style:font-name-complex="Times New Roman" style:font-size-complex="12pt" style:language-complex="ar" style:country-complex="SA"/>
    </style:style>
    <style:style style:name="T53" style:family="text">
      <style:text-properties style:use-window-font-color="true" style:font-name="Times New Roman" fo:font-size="12pt" officeooo:rsid="00390261" style:font-name-asian="Times New Roman" style:font-size-asian="12pt" style:language-asian="none" style:country-asian="none" style:font-name-complex="Times New Roman" style:font-size-complex="12pt" style:language-complex="ar" style:country-complex="SA"/>
    </style:style>
    <style:style style:name="T54" style:family="text">
      <style:text-properties style:use-window-font-color="true" style:font-name="Times New Roman" fo:font-size="12pt" officeooo:rsid="0023b518"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officeooo:rsid="0016b07d"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hr" fo:country="HR" officeooo:rsid="004eaee1"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hr" fo:country="HR" officeooo:rsid="00598246" style:font-name-asian="Times New Roman" style:font-size-asian="10.5pt" style:font-name-complex="Times New Roman" style:font-size-complex="12pt" style:language-complex="ar" style:country-complex="SA"/>
    </style:style>
    <style:style style:name="T58" style:family="text">
      <style:text-properties style:use-window-font-color="true" style:font-name="Times New Roman" officeooo:rsid="00171b80" style:font-name-asian="Times New Roman" style:font-name-complex="Times New Roman" style:language-complex="ar" style:country-complex="SA"/>
    </style:style>
    <style:style style:name="T59" style:family="text">
      <style:text-properties style:use-window-font-color="true" style:font-name="Times New Roman" officeooo:rsid="001ca4c3" style:font-name-asian="Times New Roman" style:font-name-complex="Times New Roman" style:language-complex="ar" style:country-complex="SA"/>
    </style:style>
    <style:style style:name="T60" style:family="text">
      <style:text-properties officeooo:rsid="0016f6c1"/>
    </style:style>
    <style:style style:name="T61" style:family="text">
      <style:text-properties officeooo:rsid="001998ea"/>
    </style:style>
    <style:style style:name="T62" style:family="text">
      <style:text-properties officeooo:rsid="00201af5"/>
    </style:style>
    <style:style style:name="T63" style:family="text">
      <style:text-properties officeooo:rsid="0021079e"/>
    </style:style>
    <style:style style:name="T64" style:family="text">
      <style:text-properties officeooo:rsid="0022667e"/>
    </style:style>
    <style:style style:name="T65" style:family="text">
      <style:text-properties fo:font-size="14pt" fo:language="hr" fo:country="HR" officeooo:rsid="001998ea" style:font-size-asian="14pt" style:font-size-complex="14pt"/>
    </style:style>
    <style:style style:name="T66" style:family="text">
      <style:text-properties fo:font-size="14pt" officeooo:rsid="001998ea" style:font-size-asian="14pt" style:font-size-complex="14pt"/>
    </style:style>
    <style:style style:name="T67" style:family="text">
      <style:text-properties fo:font-size="14pt" officeooo:rsid="00373030" style:font-size-asian="14pt" style:font-size-complex="14pt"/>
    </style:style>
    <style:style style:name="T68" style:family="text">
      <style:text-properties officeooo:rsid="00171b80"/>
    </style:style>
    <style:style style:name="T69" style:family="text">
      <style:text-properties officeooo:rsid="001ca4c3"/>
    </style:style>
    <style:style style:name="T70" style:family="text">
      <style:text-properties officeooo:rsid="001d0c86"/>
    </style:style>
    <style:style style:name="T71" style:family="text">
      <style:text-properties officeooo:rsid="003af972"/>
    </style:style>
    <style:style style:name="T72" style:family="text">
      <style:text-properties officeooo:rsid="003c8ab9"/>
    </style:style>
    <style:style style:name="T73" style:family="text">
      <style:text-properties officeooo:rsid="003daddb"/>
    </style:style>
    <style:style style:name="T74" style:family="text">
      <style:text-properties officeooo:rsid="003e58a4"/>
    </style:style>
    <style:style style:name="T75" style:family="text">
      <style:text-properties officeooo:rsid="003f8629"/>
    </style:style>
    <style:style style:name="T76" style:family="text">
      <style:text-properties officeooo:rsid="00410965"/>
    </style:style>
    <style:style style:name="T77" style:family="text">
      <style:text-properties officeooo:rsid="00416fbe"/>
    </style:style>
    <style:style style:name="T78" style:family="text">
      <style:text-properties officeooo:rsid="00430151"/>
    </style:style>
    <style:style style:name="T79" style:family="text">
      <style:text-properties officeooo:rsid="0043834e"/>
    </style:style>
    <style:style style:name="T80" style:family="text">
      <style:text-properties officeooo:rsid="00443e08"/>
    </style:style>
    <style:style style:name="T81" style:family="text">
      <style:text-properties officeooo:rsid="00459937"/>
    </style:style>
    <style:style style:name="T82" style:family="text">
      <style:text-properties officeooo:rsid="0045ce89"/>
    </style:style>
    <style:style style:name="T83" style:family="text">
      <style:text-properties officeooo:rsid="00466168"/>
    </style:style>
    <style:style style:name="T84" style:family="text">
      <style:text-properties officeooo:rsid="0047dd20"/>
    </style:style>
    <style:style style:name="T85" style:family="text">
      <style:text-properties officeooo:rsid="00496c2c"/>
    </style:style>
    <style:style style:name="T86" style:family="text">
      <style:text-properties officeooo:rsid="004a5a1f"/>
    </style:style>
    <style:style style:name="T87" style:family="text">
      <style:text-properties officeooo:rsid="004d9bb7"/>
    </style:style>
    <style:style style:name="T88" style:family="text">
      <style:text-properties officeooo:rsid="004eaee1"/>
    </style:style>
    <style:style style:name="T89" style:family="text">
      <style:text-properties officeooo:rsid="0050121d"/>
    </style:style>
    <style:style style:name="T90" style:family="text">
      <style:text-properties officeooo:rsid="0055bfe2"/>
    </style:style>
    <style:style style:name="T91" style:family="text">
      <style:text-properties officeooo:rsid="005795d2"/>
    </style:style>
    <style:style style:name="T92" style:family="text">
      <style:text-properties officeooo:rsid="00595b70"/>
    </style:style>
    <style:style style:name="T93" style:family="text">
      <style:text-properties officeooo:rsid="005cb77a"/>
    </style:style>
    <style:style style:name="T94" style:family="text">
      <style:text-properties officeooo:rsid="005cf481"/>
    </style:style>
    <style:style style:name="T95" style:family="text">
      <style:text-properties officeooo:rsid="005e4673"/>
    </style:style>
    <style:style style:name="T96" style:family="text">
      <style:text-properties officeooo:rsid="005eca4d"/>
    </style:style>
    <style:style style:name="T97" style:family="text">
      <style:text-properties officeooo:rsid="005f2791"/>
    </style:style>
    <style:style style:name="T98" style:family="text">
      <style:text-properties officeooo:rsid="005f5231"/>
    </style:style>
    <style:style style:name="T99" style:family="text">
      <style:text-properties officeooo:rsid="006108ff"/>
    </style:style>
    <style:style style:name="T100" style:family="text">
      <style:text-properties officeooo:rsid="00613c7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jekt Cooltura</text:p>
      <text:p text:style-name="P18">Tehnička dokumentacija</text:p>
      <text:p text:style-name="P19">Verzija &lt;1.0&gt;</text:p>
      <text:p text:style-name="P19"/>
      <text:p text:style-name="P18"/>
      <text:p text:style-name="P18"/>
      <text:p text:style-name="P11">.</text:p>
      <text:p text:style-name="P18"><text:span text:style-name="T5">Studentski tim: </text:span><text:span text:style-name="T39">Marin Capan</text:span></text:p>
      <text:p text:style-name="P7">Karlo Kovač</text:p>
      <text:p text:style-name="P7">Matija Radović</text:p>
      <text:p text:style-name="P7">Lovro Zoković</text:p>
      <text:p text:style-name="P7">Marko Žura</text:p>
      <text:p text:style-name="P8"/>
      <text:p text:style-name="P18"><text:span text:style-name="T5">Nastavnik: </text:span><text:span text:style-name="T6"><text:s/></text:span><text:span text:style-name="T8">pr</text:span><text:span text:style-name="T7">of. </text:span><text:span text:style-name="T8">d</text:span><text:span text:style-name="T7">r. </text:span><text:span text:style-name="T8">s</text:span><text:span text:style-name="T7">c. Vedran Mornar</text:span></text:p>
      <text:p text:style-name="P10"/>
      <text:p text:style-name="P20"/>
      <text:p text:style-name="P19"/>
      <text:p text:style-name="P19"/>
      <text:p text:style-name="P19"/>
      <text:p text:style-name="P19"/>
      <text:p text:style-name="P19"/>
      <text:p text:style-name="P19"/>
      <text:p text:style-name="P9"/>
      <text:p text:style-name="P31">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2">1. <text:s text:c="3"/>Uvod u problem</text:p>
          <text:p text:style-name="P26"><text:span text:style-name="T10">2</text:span><text:span text:style-name="T9">.<text:tab/>Opis razvijenog proizvoda<text:tab/></text:span><text:a xlink:type="simple" xlink:href="#__RefHeading___Toc179183546" text:style-name="Index_20_Link" text:visited-style-name="Index_20_Link"><text:span text:style-name="T9">4</text:span></text:a></text:p>
          <text:p text:style-name="P29"><text:span text:style-name="T29">3</text:span><text:span text:style-name="T28">.<text:tab/>Tehničke značajke</text:span></text:p>
          <text:p text:style-name="P51"><text:tab/>3.1. Arhitektura sustava</text:p>
          <text:p text:style-name="P51"><text:tab/><text:span text:style-name="T89">3.2. Korištene tehnologije</text:span></text:p>
          <text:p text:style-name="P51"><text:tab/>3.<text:span text:style-name="T89">3.</text:span> Sloj perzistencije podataka</text:p>
          <text:p text:style-name="P51"><text:tab/>3.<text:span text:style-name="T89">4.</text:span> Sloj programskog sučelja i logike</text:p>
          <text:p text:style-name="P51"><text:tab/>3.<text:span text:style-name="T89">5.</text:span> Sloje prezentacije podataka</text:p>
          <text:p text:style-name="P52"><text:tab/>3.6. Upuštanje u pogon</text:p>
          <text:p text:style-name="P52"/>
          <text:p text:style-name="P51">4.<text:tab/>Upute za korištenje</text:p>
          <text:p text:style-name="P27"><text:span text:style-name="T50">5</text:span><text:span text:style-name="T51">. <text:s text:c="3"/></text:span><text:span text:style-name="T52">Nadogradnje sustava</text:span></text:p>
          <text:p text:style-name="P56"/>
          <text:p text:style-name="P5"><text:span text:style-name="T53">6</text:span><text:span text:style-name="T50">. <text:s text:c="4"/></text:span><text:span text:style-name="T49">Zaključak</text:span></text:p>
          <text:p text:style-name="P28"><text:span text:style-name="T30">7</text:span><text:span text:style-name="T28">.<text:tab/>Literatura<text:tab/></text:span><text:a xlink:type="simple" xlink:href="#__RefHeading___Toc179183549" text:style-name="Index_20_Link" text:visited-style-name="Index_20_Link"><text:span text:style-name="T28">7</text:span></text:a></text:p>
        </text:index-body>
      </text:table-of-content>
      <text:p text:style-name="P17"/>
      <text:p text:style-name="P21">Tehnička dokumentacija</text:p>
      <text:p text:style-name="P22"/>
      <text:p text:style-name="P12">Na koji način koristiti predložak?</text:p>
      <text:p text:style-name="P25"/>
      <text:p text:style-name="P23">Dokument se po potrebi može prilagoditi potrebama pojedinog projekta promjenom predloženih naslova predloženih poglavlja, kao i eventualnim dodavanjem novih poglavlja i potpoglavlja. </text:p>
      <text:p text:style-name="P23"/>
      <text:p text:style-name="P22"><text:span text:style-name="T38">Cilj dokumenta je opisati rezultat rada studentskog tima, problem koji je riješen u okviru projekta, korištenu tehnologiju, mogućnosti i značajke dobivenog proizvoda i sl.</text:span> <text:span text:style-name="T38">Razinu detalja opisanu u ovom dokumentu studentski tim treba dogovoriti s nastavnikom.</text:span></text:p>
      <text:p text:style-name="P22"/>
      <text:p text:style-name="P22"/>
      <text:p text:style-name="P22"/>
      <text:p text:style-name="P22"/>
      <text:p text:style-name="P13">Literatura:</text:p>
      <text:p text:style-name="P22">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22"/>
      <text:p text:style-name="P13">Primjer citiranja knjige:</text:p>
      <text:p text:style-name="P22">Prezime, inicijal(i) imena autora. Naslov: podnaslov. Podatak o izdanju. Mjesto izdavanja: Nakladnik, godina izdavanja.</text:p>
      <text:p text:style-name="P22"/>
      <text:p text:style-name="P13">Primjer citiranja članka u časopisu:</text:p>
      <text:p text:style-name="P22">Prezime, inicijal(i) imena autora. Naslov članka: podnaslov. Naziv časopisa. Oznaka sveska/godišta, broj(godina), str. početna-završna.</text:p>
      <text:p text:style-name="P22"/>
      <text:p text:style-name="P13">Primjer citiranja rada sa konferencije:</text:p>
      <text:p text:style-name="P22">Prezime, inicijal(i) imena autora. Naslov rada: podnaslov. Naslov zbornika, mjesto održavanja konferencije, (godina), str. početna-završna.</text:p>
      <text:p text:style-name="P22"/>
      <text:p text:style-name="P13">Primjer citiranja doktorskog, magistarskog ili diplomskog rada:</text:p>
      <text:p text:style-name="P22">Prezime, inicijal(i) imena autora. Naslov. Vrsta rada. Ustanova na kojoj je rad obranjen, godina.</text:p>
      <text:p text:style-name="P22"/>
      <text:p text:style-name="P13">Primjer citiranja www izvora:</text:p>
      <text:p text:style-name="P22">Ime(na) autora (ako je/su poznata), naslov dokumenta, datum nastanka (ako se razlikuje od datuma pristupa izvoru), naslov potpunog djela (italic), potpuna http adresa, datum pristupa dokumentu.</text:p>
      <text:p text:style-name="P22"/>
      <text:p text:style-name="P13">Ostale upute</text:p>
      <text:p text:style-name="P24">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35" text:outline-level="1">Uvod u problem</text:h>
      <text:p text:style-name="P53"/>
      <text:p text:style-name="P14"/>
      <text:p text:style-name="P59"><text:span text:style-name="T71">Organizacija događaja nudi mnoge prepreke pri ostvarenju svih zahtjeva, poput planiranja aktivnosti, </text:span><text:span text:style-name="T72">podjela odgovornosti osoblja, </text:span><text:span text:style-name="T71">financiranja </text:span><text:span text:style-name="T72">događaja</text:span><text:span text:style-name="T71">, praćenja epidemijskih mjera, </text:span><text:span text:style-name="T82">oglašavanja,</text:span><text:span text:style-name="T71"> </text:span><text:span text:style-name="T72">itd. Potrebno je uskladiti sve aspekte kako bi posjetitelji imali ugodno provedeno vrijeme te zadovoljno iskustvo. Pri organiziranju nije moguće predvidjeti točno kako će na poslijetku sve rezultirati. </text:span></text:p>
      <text:p text:style-name="P63">Oglašavanje je danas prisutno na mnogobrojnim često posjećenim internestkim stranicama. <text:span text:style-name="T83">Od društvenih mreža do platformi za objavu videozapisa, reklama se može naći na svakom kutku interneta. Također, fizičke reklame poput ploča po strani ceste su češće korišteni mediji kojima ćemo doprijeti do velikog broja ljudi. No sva ta raznolikost djeluje na različitu publiku. Ukoliko želimo ciljanu publiku, potrebna je posebna platforma koja će biti lako pristupačna svakome koga zanima traženi sad</text:span><text:span text:style-name="T84">ržaj.</text:span></text:p>
      <text:p text:style-name="P60"><text:span text:style-name="T84">Također, č</text:span><text:span text:style-name="T72">injenica je da pri predviđanju ishoda to smo točniji što je manje slučajnih varijabli upleteno u naše pretpostavke. </text:span><text:span text:style-name="T73">Kako b</text:span><text:span text:style-name="T74">i pri organizaciji potrošili minimalno resursa koliko je potrebno, nužno je imati dobre pretpostavke oko svih nepoznanica. Ukoliko se događaj nastoji održati na otvorenom, sigurno je korisno je znati kakva je vremenska prognoza. No </text:span><text:span text:style-name="T75">nepoznanica prisutna u svim javnim događajima, neovisno o njiho</text:span><text:span text:style-name="T76">voj </text:span><text:span text:style-name="T77">prirodi je odziv. Jedini cilj sastavljanja događaja je da grupa ljudi nećemu prisustvuje. Poznavajući broj prisutnika uvelike olakšava raspored te količinu resursa koje je potrebno uložiti za organiziranje te ispunjavanje svih zahtjeva.</text:span></text:p>
      <text:p text:style-name="P61"><text:span text:style-name="T78">Pomoć pri saznanju prisutnih gostiju može se dobiti kupnjom karata za konkretni događaj ili rezervacijom mjesta. Informacija </text:span><text:span text:style-name="T79">je lagana za pratiti te </text:span><text:span text:style-name="T80">je </text:span><text:span text:style-name="T79">vrlo visoke </text:span><text:span text:style-name="T80">točnosti. </text:span><text:span text:style-name="T81">No osim restorana <text:s/></text:span><text:span text:style-name="T82">i rasprodanih koncerata, možemo samo nagađati.</text:span></text:p>
      <text:p text:style-name="P63"/>
      <text:p text:style-name="P63"/>
      <text:p text:style-name="P58"><text:s/></text:p>
      <text:p text:style-name="P57"/>
      <text:p text:style-name="P57"/>
      <text:p text:style-name="P57"/>
      <text:p text:style-name="P57"/>
      <text:h text:style-name="P33" text:outline-level="1"><text:bookmark-start text:name="__RefHeading___Toc179183546"/><text:soft-page-break/>Opis razvijenog proizvoda<text:bookmark-end text:name="__RefHeading___Toc179183546"/></text:h>
      <text:p text:style-name="P97"/>
      <text:p text:style-name="P62"><text:span text:style-name="T84">Proizvod </text:span><text:span text:style-name="T60">se bavi lakšom organizacijom manifestacija, primarno kulturnih događaja ograničenih na kazališta te muzeje. </text:span><text:span text:style-name="T84">Organizatorima se nudi mogućnost objavljivanja nadolazećih događaja na platformi. Za svaki događaj koji se </text:span><text:span text:style-name="T85">organizira dodijele se opće informacije te opis, ćime posjetitelji stranice dobiju uvid o aktivnostima te sadržaju koji se nudi. Korisnik zatim, ukoliko ima interesa za dolazak na neki od događaja, ima opciju svoj interes dojaviti organizatoru stranice. </text:span></text:p>
      <text:p text:style-name="P67"><text:span text:style-name="T86">Sustav na pristupačan način komunicira sa obje stranke. </text:span><text:span text:style-name="T12">Sve informacije nalaze se na par klikova </text:span><text:span text:style-name="T86">ili dodira</text:span><text:span text:style-name="T12"> udaljenosti, neovisno o lokaciji i vremenu, na uređenom grafičkom sučelju prikladnom za uređaje sa mogućnosću spajanja na mrežu </text:span><text:span text:style-name="T64">te prikazivanja sadržaja u internetskom pregledniku</text:span><text:span text:style-name="T12">. </text:span><text:span text:style-name="T86">Fleksibilnost takvog rješenja omogućuje veliku mogućnost proširenja funkcionalnosti, što ima znatno moćniji utjecaj od drugih oblika objavljivanja/reklamiranja o nastojećim događajima.</text:span></text:p>
      <text:p text:style-name="P87"><text:span text:style-name="T12">Sa perspektive </text:span><text:span text:style-name="T54">organizatora događaja</text:span><text:span text:style-name="T12">, </text:span><text:span text:style-name="T13">sustav omogućuje </text:span><text:span text:style-name="T23">široku raspršenost informacije o događajima, uz minimalne potrebne resurse. Sve što je potrebno je </text:span><text:span text:style-name="T14">unos općih informacija o nadolazećem događaju koji bi </text:span><text:span text:style-name="T23">se </text:span><text:span text:style-name="T14">organizirao. Umanjuje potrebu za reklamiranjem na drugima platformama, te na manje intruzivan način dolazi do krajneg korisnika. Nakon unosa potrebnih podataka, organizatori </text:span><text:span text:style-name="T24">jedino</text:span><text:span text:style-name="T14"> </text:span><text:span text:style-name="T24">trebaju objaviti tu informaciju. </text:span><text:span text:style-name="T14">Sustav će objave pohraniti te obaviještavati korisnike da se u održava događaj za koji bi mogli biti zainteresirani</text:span><text:span text:style-name="T12">. </text:span><text:span text:style-name="T15">Na temelju </text:span><text:span text:style-name="T14">povratnih </text:span><text:span text:style-name="T15">informacija </text:span><text:span text:style-name="T14">korisnika stranice,</text:span><text:span text:style-name="T15"> organizatori </text:span><text:span text:style-name="T14">imaju uvid</text:span><text:span text:style-name="T15"> o broju nadolazećih </text:span><text:span text:style-name="T55">posjetitelja</text:span><text:span text:style-name="T15"> te mogu točnije rasporediti resurse potrebne za izvedbu manifestacija</text:span><text:span text:style-name="T14">, b</text:span><text:span text:style-name="T15">ilo to u pogledu potrebnog osoblja, materijalnih dobara </text:span><text:span text:style-name="T12">ili (nadamo se ne više dugo) epidemijskih mjera.</text:span></text:p>
      <text:p text:style-name="P68"/>
      <text:p text:style-name="P88"><text:span text:style-name="T15">Sa perspektive </text:span><text:span text:style-name="T25">korisnika</text:span><text:span text:style-name="T15">, sustav pruža</text:span><text:span text:style-name="T25"> </text:span><text:span text:style-name="T16">pristup informacijama o događajima. </text:span><text:span text:style-name="T17">Nudi se pogled u </text:span><text:span text:style-name="T24">niz nadolazećih </text:span><text:span text:style-name="T17"><text:s/></text:span><text:span text:style-name="T24">događaja</text:span><text:span text:style-name="T17">. Svak</text:span><text:span text:style-name="T24">i događaj prikazan je u sažetom obliku kako bi </text:span><text:span text:style-name="T26">ih</text:span><text:span text:style-name="T24"> se lako </text:span><text:span text:style-name="T26">pročitalo što više, čime bi korisnik bio informiranji. Ukoliko koji od događaja uhvati interes korisnika, nudi se opcija opširnijeg opisa u kojem je organizator objavio sve potrebne informacije.</text:span></text:p>
      <text:h text:style-name="P36" text:outline-level="1"><text:bookmark-start text:name="__RefHeading___Toc179183547"/>Tehničke značajke<text:bookmark-end text:name="__RefHeading___Toc179183547"/></text:h>
      <text:p text:style-name="P98"/>
      <text:p text:style-name="P84"><text:span text:style-name="T44">3.</text:span><text:span text:style-name="T45">1. Arhitektura sustava</text:span></text:p>
      <text:p text:style-name="P70"/>
      <text:p text:style-name="P70">Informacijski sustav je izveden pomoću višesrazinske arhitekture. </text:p>
      <text:p text:style-name="P72"><text:span text:style-name="T68">Sastoji se od tri različita </text:span><text:span text:style-name="T58">sloja</text:span><text:span text:style-name="T68">:</text:span></text:p>
      <text:p text:style-name="P70"><text:tab/>- sloj grafičkog sučelja sa kiljentima aplikacije</text:p>
      <text:p text:style-name="P71"><text:tab/>- sloj programskog sućelja te obrade poslovne logike</text:p>
      <text:p text:style-name="P71"><text:tab/>- sloj perzistencije podataka</text:p>
      <text:p text:style-name="P64">Razlo<text:span text:style-name="T88">ga za razdvajanje je mnogo. Navesti ćemo samo neke od njih.</text:span></text:p>
      <text:p text:style-name="P65"><text:span text:style-name="T87">Svi potrebni podaci nalaze se u centraliziranoj komponenti. Ta komponenta je neovisna o izvedbi logike nad njom. Ukoliko se ukaže potreba za obradom kojoj je potreban pristup značajnim količinama podataka iz pohrane, ta komponenta se može nadodati </text:span><text:span text:style-name="T88">u sustav bez ikakvih promjena ostalih komponenti. Umjesto da se pozivi obavljaju na javno dostupnom sućelju te time zagušuju promet koji se obavlja prema kupcima, pristupaju direktno izvoru podataka sa minimalno sporednih puteva u kodu.</text:span></text:p>
      <text:p text:style-name="P93"><text:span text:style-name="T31">Prijašnji odlomak ukazuje na još jednu prednost arhitekture sustava. Ovakvom izvedbom </text:span><text:span text:style-name="T33">mala je sprega između slojeva te imamo </text:span><text:span text:style-name="T31">modularnost sa podsustavima odvojenih odgovornosti. Za svaku novu komponentu koju nastojimo nadodati, važno je </text:span><text:span text:style-name="T56">jedino</text:span><text:span text:style-name="T31"> poštovati </text:span><text:span text:style-name="T32">sučelja prema svakoj drugoj komponenti. Ukoliko se nastoji promjeniti logika u kodu, ona se nalazi na razini sa odvojenom funkcionalnošću u lancu. Kod koji je potrebno promjeniti minimalno utječe <text:s/>ostatak sustava. Ukoliko nam ne odgovara izvedba podsustava, jednostavno ga možemo zamjeniti potpuno novom implementacijom, u potpuno drugim tehnologijama. Ukoliko nastojimo izvesti više različitih sučelja prema krajnjim korisnicima, ne ovisimo o izvedbi tehnologije. Korisnik se može koristiti i terminalima ukoliko se ukaže potreba.</text:span></text:p>
      <text:p text:style-name="P93"><text:span text:style-name="T32"/></text:p>
      <text:p text:style-name="P93"><text:span text:style-name="T32"/></text:p>
      <text:p text:style-name="P93"><text:span text:style-name="T32"/></text:p>
      <text:p text:style-name="P93"><text:span text:style-name="T32"/></text:p>
      <text:p text:style-name="P93"><text:span text:style-name="T32"/></text:p>
      <text:p text:style-name="P93"><text:span text:style-name="T32"/></text:p>
      <text:p text:style-name="P66"/>
      <text:p text:style-name="P66"/>
      <text:p text:style-name="P85"><text:soft-page-break/><text:span text:style-name="T46">3.</text:span><text:span text:style-name="T48">2</text:span><text:span text:style-name="T47">. </text:span><text:span text:style-name="T48">Korištene tehnologije</text:span></text:p>
      <text:p text:style-name="P85"><text:span text:style-name="T48"/></text:p>
      <text:p text:style-name="P80">Najbitniju tehnologiju, nakon dogovorene arhitekture, smatrali smo programskim jezikom koji koristimo. Sustavi su mogli biti pisani u proizvoljnim programskim jezicima, no tražili smo funkcionalnosti kojima bi proces stvaranja koda te prototipiranja tekao koliko god je glatko moguće. Glavni cilj projekta je da se cijelom sustavu može pristupiti primarno preko internetskog preglednika. Shodno tome, tražili smo dobru podršku za obradu HTTP zahtjeva te <text:s/>za generiranje dinamičkih internetskih stranica. Nedvojbeno, u današnje vrijeme najbolje opcije nam nudi programski jezik JavaScript.</text:p>
      <text:p text:style-name="P81">JavaScript je<text:span text:style-name="T90"> interpretirani skriptni jezik visoke razine apstrakcije. </text:span><text:span text:style-name="T91">Jezik podržava višestruke programske paradigme poput funkcionalne, imperativne, deklarativne paradigme tokova podataka, te nudi i <text:s/>mogućnosti objektne paradigme putem prototipova. </text:span><text:span text:style-name="T90">Izvodi se isključivo na jednoj dretvi. Za upravljanje memorijom koristi se tehnologija „sakupljača smeća” kako bi se programeru olakšala odgovornost te se lakše usredotočiti na rješavanje samog problema. </text:span><text:span text:style-name="T91">Ima dinamički sustav tipova podataka ćime nudi mogućnost implicitnog polimorfizma. Pošto je primarno osmišljena za potrebe internetskih preglednika, ima prednosti koje značajno olakšavaju manipulaciju podataka pri prezentaciji klijentu. Koristan </text:span><text:span text:style-name="T92">alat koji nam nudi je korištenje asinkronih poziva koji se izvode pozivom obećanja (Promise). Kod koji izvodimo ne mora čekati izvođenje obećanja te se time izvodi značajno efikasnije. Obećanja smo primarno koristili pri pozivima prema programskom sućelju te prema bazi jer ti procesi traju značajno duže vrijeme nego je potrebno za izvođenje lokalnog koda, te smo time bolje rasporedili rad poslužitelja te klijentskog koda.</text:span></text:p>
      <text:p text:style-name="P81"/>
      <text:p text:style-name="P95"><text:span text:style-name="T35">Kako bi </text:span><text:span text:style-name="T57">izvodili</text:span><text:span text:style-name="T35"> JavaScript kod moramo mu pružiti okolinu koja ga može interpretirati. Kao rješenje se nudi </text:span><text:span text:style-name="T36">program otvorenog koda </text:span><text:span text:style-name="T35">Node.js. Node koristi </text:span><text:span text:style-name="T36">V8 JavaScript engine razvijen od strane Google-a koji nudi <text:s/>vrlo korisnu manipulaciju nad kodom. Koristi se Just In Time (JIT) prevođenje skripte u nativni binarni kod koji se izvodi znatno brže i efikasnije nego samo interpretiranje skripte. Generirani kod je naknadno optimiziran te nudi performanse usporedive sa programskim jezicima znatno niže apstrakcije.</text:span></text:p>
      <text:p text:style-name="P95"><text:span text:style-name="T36"/></text:p>
      <text:p text:style-name="P96"><text:span text:style-name="T34">Kako nastojimo da sustav bude izvediv neovisno o platformi na kojoj se nalazimo. Koristili smo alat za kontejnerizaciju </text:span><text:span text:style-name="T37">Docker. Koristi virtualizaciju na nivou operacijskog sustava. Umjesto da se izvodi na potpuno virtualnoj mašini, koristi komponente jezgre operacijskog sustava čime štedi na korištenim resursima. Tako smo imali priliku razvijati proframsko rješenje i na Windows te Ubuntu operacijskim sustavima bez konfiguracijskih ovisnosti te se dobio isti rezultat.</text:span></text:p>
      <text:p text:style-name="P96"><text:span text:style-name="T37"/></text:p>
      <text:p text:style-name="P95"><text:span text:style-name="T36"/></text:p>
      <text:p text:style-name="P78"><text:soft-page-break/></text:p>
      <text:p text:style-name="P82">Kako bi <text:span text:style-name="T93">sustav bio </text:span><text:span text:style-name="T94">javno dostupan na mreži, bilo </text:span><text:span text:style-name="T95">ga </text:span><text:span text:style-name="T94">je potrebno</text:span><text:span text:style-name="T95"> objaviti na javnom poslužitelju. Inicijalno smo namjeravali koristiti Heroku kao platformu za objavu, no naposlijetku smo unajmili virtualnu mašinu preko infrastrukture Digital Ocean. Za instancu operacijskog sustava Ubuntu 18.04 LTS sa ograničenom trajnom pohranom bilo je potrebno unajmiti „droplet” za 10-ak USD mjesećno. Cijeli izvorni kod sustava prenešen je na taj poslužitelj putem SSH veze sa virtualnom mašinom. Također, </text:span><text:span text:style-name="T96">dodjeljen</text:span><text:span text:style-name="T97">o ime</text:span><text:span text:style-name="T96"> domen</text:span><text:span text:style-name="T97">e</text:span><text:span text:style-name="T96"> bil</text:span><text:span text:style-name="T97">o</text:span><text:span text:style-name="T96"> je dugog i nerazgovijetnog imena, stoga nam je infrastruktura nudila opciju dodavanja drug</text:span><text:span text:style-name="T97">og imena domene, stoga smo ju preimenovali u </text:span><text:a xlink:type="simple" xlink:href="https://cooltura.tk/" text:style-name="Internet_20_link" text:visited-style-name="Visited_20_Internet_20_Link"><text:span text:style-name="T97">https://cooltura.tk</text:span></text:a><text:span text:style-name="T97"> .</text:span></text:p>
      <text:p text:style-name="P83">Komunikacija među slojevima izvedena je HTTP zahtjevima te se njima dijele podaci u JSON formatu. Time je praćen pragmatični REST ( REpresentational State Transfer ) stil arhitekture.</text:p>
      <text:p text:style-name="P79"/>
      <text:p text:style-name="P94"><text:span text:style-name="T42">3.2. </text:span><text:span text:style-name="T43">Sloj perzistencije podataka</text:span></text:p>
      <text:p text:style-name="P75"><text:span text:style-name="T62">I</text:span>zveden je pomoću PostgreSQL relacijske baze podataka. <text:span text:style-name="T98">Kako je implementiran sloj sučelja i logike, neovisni smo sustavu baze podataka. </text:span><text:span text:style-name="T99">Postgres smo koristili iz razloga što smo s njom najviše upoznati zbog prijašnjih kolegija, pa bi </text:span><text:span text:style-name="T100">pri konfiguracijom i greškama bili infromiraniji te bi se laške upravljalo. Također, pošto smo upoznati sa SQL sintaksom upita sa specifičnostima Postgesa, lakše bi dijagnosticirali koji podatci se spremaju.</text:span></text:p>
      <text:p text:style-name="P75"/>
      <text:h text:style-name="P42" text:outline-level="1" text:is-list-header="true"><text:span text:style-name="T42">3.</text:span><text:span text:style-name="T43">3.</text:span><text:span text:style-name="T42"> </text:span><text:span text:style-name="T65">Sloj </text:span><text:span text:style-name="T40">programskog</text:span><text:span text:style-name="T65"> sučelja </text:span><text:span text:style-name="T41">i logike.</text:span></text:h>
      <text:p text:style-name="P76"><text:span text:style-name="T100">I</text:span>zveden pomoću skriptnog jezika JavaScript koji se izvodi u Node.js radnoj okolini.</text:p>
      <text:p text:style-name="P77">Za pristupanje bazi podataka i prevođenje iz JSON notacije u retke relacije (Object Relational Mapping) koristi se Sequelize knjižica.</text:p>
      <text:p text:style-name="P89"><text:span text:style-name="T20">Za mapiranje krajnjih točaka na izvedbu poziva poslovne logike i dohvat podataka sa sloja</text:span>.<text:span text:style-name="T20"> perzistencije koristi se redni okvir Express.</text:span></text:p>
      <text:p text:style-name="P75"><text:span text:style-name="T70">Za pozive na sloj perzistencije te dohvat podataka koristi se Sequelize knjižica. Omogućava</text:span>.<text:span text:style-name="T70"> mapiranje tipova iz JSON oblika u oblik pogodan za pohranu podataka na relacijskoj tablici</text:span></text:p>
      <text:h text:style-name="P39" text:outline-level="1" text:is-list-header="true"><text:span text:style-name="T67">3.4. </text:span><text:span text:style-name="T66">Sloj </text:span><text:span text:style-name="T67">prezentacije podataka</text:span></text:h>
      <text:p text:style-name="P73"/>
      <text:p text:style-name="P90"><text:span text:style-name="T18">Za izgradnju grafičkih komponenti koristi se knjižica React koja u kombinaciji sa JSX </text:span><text:span text:style-name="T19">notacijom olakšava pisanje komponenti stranica te ih čini modularnim i lako razumljivim. Knjižica izvodi</text:span>.<text:span text:style-name="T19"> promjene na zasebnom virtualnom DOM modelu te svaku promjenu koju detektira propagira kroz vDOM kako bi ažuriralo izgled stranice sukladno sa promjenom podataka. </text:span><text:span text:style-name="T20">Prilikom posjete drugih URL-ova React koristi vlastitu implementaciju routera za generiranje stranica..</text:span></text:p>
      <text:p text:style-name="P74"><text:soft-page-break/><text:span text:style-name="T61">Kako bi se dodatno poboljšalo korisničko iskustvo korištena je </text:span><text:span text:style-name="T69">Reactstrap knjižica koja </text:span><text:span text:style-name="T59">k</text:span><text:span text:style-name="T69">oristi react zajedno sa Bootstrap radnim okvirom, te skupa komponira u gradivne komponente stranice za prikaz.</text:span></text:p>
      <text:p text:style-name="P91"><text:s/></text:p>
      <text:h text:style-name="P40" text:outline-level="1" text:is-list-header="true"/>
      <text:p text:style-name="P92"/>
      <text:h text:style-name="P41" text:outline-level="1" text:is-list-header="true"/>
      <text:h text:style-name="P38" text:outline-level="1"><text:bookmark-start text:name="__RefHeading___Toc179183548"/>Upute za korištenje<text:bookmark-end text:name="__RefHeading___Toc179183548"/></text:h>
      <text:h text:style-name="P43" text:outline-level="1">Nadogradnje sustava</text:h>
      <text:p text:style-name="P86"/>
      <text:p text:style-name="P69">Informacijski sustav ima značajnu sposobnost skaliranja sa dodavanjem mogućnosti na trenutačne,<text:span text:style-name="T63">ff</text:span></text:p>
      <text:h text:style-name="P37" text:outline-level="1">Zaključak</text:h>
      <text:p text:style-name="P44"/>
      <text:p text:style-name="P44"/>
      <text:h text:style-name="P34" text:outline-level="1"><text:bookmark-start text:name="__RefHeading___Toc179183549"/>Literatura<text:bookmark-end text:name="__RefHeading___Toc179183549"/></text:h>
      <text:p text:style-name="P46"/>
      <text:p text:style-name="P45"/>
      <text:p text:style-name="P54">Index</text:p>
      <text:p text:style-name="P55"/>
      <text:p text:style-name="P48"><text:span text:style-name="T21">1 -</text:span><text:span text:style-name="T11"> </text:span><text:span text:style-name="T22">Docker - </text:span><text:a xlink:type="simple" xlink:href="https://www.docker.com/" text:style-name="Internet_20_link" text:visited-style-name="Visited_20_Internet_20_Link"><text:span text:style-name="T22">https://www.docker.com</text:span></text:a></text:p>
      <text:p text:style-name="P48"><text:span text:style-name="T21">2 </text:span><text:span text:style-name="T11">- </text:span><text:span text:style-name="T22">Digital Ocean - </text:span><text:a xlink:type="simple" xlink:href="https://www.digitalocean.com/" text:style-name="Internet_20_link" text:visited-style-name="Visited_20_Internet_20_Link"><text:span text:style-name="T22">https://www.digitalocean.com</text:span></text:a></text:p>
      <text:p text:style-name="P49"><text:span text:style-name="T11"><text:s/>Node.js - <text:s/></text:span><text:a xlink:type="simple" xlink:href="https://nodejs.org/" text:style-name="Internet_20_link" text:visited-style-name="Visited_20_Internet_20_Link"><text:span text:style-name="T11">https://nodejs.org</text:span></text:a></text:p>
      <text:p text:style-name="P50"><text:span text:style-name="T11">- React - </text:span><text:a xlink:type="simple" xlink:href="https://reactjs.org/" text:style-name="Internet_20_link" text:visited-style-name="Visited_20_Internet_20_Link"><text:span text:style-name="T11">https://reactjs.org</text:span></text:a></text:p>
      <text:p text:style-name="P50"><text:span text:style-name="T11">- </text:span><text:span text:style-name="T22">Reactstrap </text:span><text:a xlink:type="simple" xlink:href="https://reactstrap.github.io/" text:style-name="Internet_20_link" text:visited-style-name="Visited_20_Internet_20_Link"><text:span text:style-name="T22">https://reactstrap.github.io</text:span></text:a></text:p>
      <text:p text:style-name="P50"><text:span text:style-name="T11">- </text:span><text:span text:style-name="T22">Express - </text:span><text:a xlink:type="simple" xlink:href="http://expressjs.com/" text:style-name="Internet_20_link" text:visited-style-name="Visited_20_Internet_20_Link"><text:span text:style-name="T22">http://expressjs.com</text:span></text:a></text:p>
      <text:p text:style-name="P50"><text:span text:style-name="T11">- </text:span><text:span text:style-name="T22">Sequelize - </text:span><text:a xlink:type="simple" xlink:href="https://sequelize.org/" text:style-name="Internet_20_link" text:visited-style-name="Visited_20_Internet_20_Link"><text:span text:style-name="T22">https://sequelize.org</text:span></text:a></text:p>
      <text:p text:style-name="P47"><text:span text:style-name="T27">- </text:span><text:span text:style-name="T22">Postgres - </text:span><text:a xlink:type="simple" xlink:href="https://www.postgresql.org/" text:style-name="Internet_20_link" text:visited-style-name="Visited_20_Internet_20_Link"><text:span text:style-name="T22">https://www.postgresql.org</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11" number:language="hr" number:country="HR">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2326in" fo:keep-together="auto"/>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text-properties fo:language="hr" fo:country="HR"/>
    </style:style>
    <style:style style:name="MP2" style:family="paragraph" style:parent-style-name="Footer">
      <style:text-properties fo:language="hr" fo:country="HR"/>
    </style:style>
    <style:style style:name="MP3" style:family="paragraph" style:parent-style-name="Standard">
      <style:text-properties fo:language="hr" fo:country="HR"/>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MP5" style:family="paragraph" style:parent-style-name="Standard">
      <style:paragraph-properties fo:margin-left="0in" fo:margin-right="0.25in" fo:text-indent="0in" style:auto-text-indent="false"/>
      <style:text-properties fo:language="hr" fo:country="HR"/>
    </style:style>
    <style:style style:name="MP6" style:family="paragraph" style:parent-style-name="Standard">
      <style:paragraph-properties fo:text-align="center" style:justify-single-word="false"/>
      <style:text-properties fo:language="hr" fo:country="HR"/>
    </style:style>
    <style:style style:name="MP7" style:family="paragraph" style:parent-style-name="Standard">
      <style:paragraph-properties fo:text-align="end" style:justify-single-word="false"/>
    </style:style>
    <style:style style:name="MT1" style:family="text">
      <style:text-properties officeooo:rsid="0012a32d"/>
    </style:style>
    <style:style style:name="MT2" style:family="text">
      <style:text-properties style:font-name="Symbol" style:font-name-asian="Symbol" style:font-name-complex="Symbol"/>
    </style:style>
    <style:style style:name="MT3" style:family="text">
      <style:text-properties fo:language="hr" fo:country="HR"/>
    </style:style>
    <style:style style:name="MT4" style:family="text">
      <style:text-properties officeooo:rsid="0016776a"/>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3">&lt;<text:span text:style-name="MT1">Projekt Cooltura</text:span>&gt;</text:p>
            </table:table-cell>
            <table:table-cell table:style-name="Table2.B1" office:value-type="string">
              <text:p text:style-name="MP4"><text:s text:c="2"/>Verzija: <text:s text:c="10"/>&lt;1.0&gt;</text:p>
            </table:table-cell>
          </table:table-row>
          <table:table-row table:style-name="Table2.2">
            <table:table-cell table:style-name="Table2.A1" office:value-type="string">
              <text:p text:style-name="MP3">Tehnička dokumentacija</text:p>
            </table:table-cell>
            <table:table-cell table:style-name="Table2.B1" office:value-type="string">
              <text:p text:style-name="MP3"><text:s text:c="2"/>Datum: <text:s/>&lt;<text:span text:style-name="MT1">16</text:span>/<text:span text:style-name="MT1">01</text:span>/<text:span text:style-name="MT1">22</text:span>&gt;</text:p>
            </table:table-cell>
          </table:table-row>
        </table:table>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5">FER 2 - Projekt</text:p>
            </table:table-cell>
            <table:table-cell table:style-name="Table1.A1" office:value-type="string">
              <text:p text:style-name="MP6"><text:span text:style-name="MT2"></text:span>FER, <text:date style:data-style-name="N121" text:date-value="2022-01-19T21:56:51.315147648">2022</text:date></text:p>
            </table:table-cell>
            <table:table-cell table:style-name="Table1.A1" office:value-type="string">
              <text:p text:style-name="MP7"><text:span text:style-name="MT3">Stranica </text:span><text:span text:style-name="Page_20_Number"><text:span text:style-name="MT3"><text:page-number text:select-page="current">1</text:page-number></text:span></text:span><text:span text:style-name="Page_20_Number"><text:span text:style-name="MT3"><text:s/>od </text:span></text:span><text:span text:style-name="Page_20_Number"><text:span text:style-name="MT3"><text:page-count style:num-format="1">12</text:page-count></text:span></text:span></text:p>
            </table:table-cell>
          </table:table-row>
        </table:table>
        <text:p text:style-name="MP2"/>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3">&lt;Projekt Cooltura&gt;</text:p>
            </table:table-cell>
            <table:table-cell table:style-name="Table4.B1" office:value-type="string">
              <text:p text:style-name="MP3"><text:s text:c="2"/>Verzija: <text:s text:c="10"/>&lt;1.0&gt;</text:p>
            </table:table-cell>
          </table:table-row>
          <table:table-row table:style-name="Table4.1">
            <table:table-cell table:style-name="Table4.A1" office:value-type="string">
              <text:p text:style-name="MP3">Tehnička dokumentacija</text:p>
            </table:table-cell>
            <table:table-cell table:style-name="Table4.B1" office:value-type="string">
              <text:p text:style-name="MP3"><text:s text:c="2"/>Datum: <text:s/>&lt;<text:span text:style-name="MT4">16</text:span>/<text:span text:style-name="MT4">01</text:span>/<text:span text:style-name="MT4">22</text:span>&gt;</text:p>
            </table:table-cell>
          </table:table-row>
        </table:table>
        <text:p text:style-name="MP1">.</text:p>
      </style:header>
      <style:footer>
        <table:table table:name="Table3" table:style-name="Table3">
          <table:table-column table:style-name="Table3.A" table:number-columns-repeated="3"/>
          <table:table-row table:style-name="Table3.1">
            <table:table-cell table:style-name="Table3.A1" office:value-type="string">
              <text:p text:style-name="MP5">FER 2 - Projekt</text:p>
            </table:table-cell>
            <table:table-cell table:style-name="Table3.A1" office:value-type="string">
              <text:p text:style-name="MP6"><text:span text:style-name="MT2"></text:span>FER, <text:date style:data-style-name="N121" text:date-value="2022-01-19T21:56:51.320167989">2022</text:date></text:p>
            </table:table-cell>
            <table:table-cell table:style-name="Table3.A1" office:value-type="string">
              <text:p text:style-name="MP3">Stranica <text:page-number text:select-page="current">12</text:page-number><text:s/>od <text:page-count style:num-format="1">12</text:page-count>. </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velopment Case</dc:title>
    <dc:subject>&lt;Project Name&gt;</dc:subject>
    <meta:keyword/>
    <dc:description/>
    <meta:initial-creator>Projekt - FER 2</meta:initial-creator>
    <meta:creation-date>2007-10-03T12:39:00</meta:creation-date>
    <dc:date>2022-01-19T21:49:29.190779169</dc:date>
    <meta:print-date>2005-03-17T15:40:00</meta:print-date>
    <meta:editing-cycles>20</meta:editing-cycles>
    <meta:editing-duration>PT2H46M54S</meta:editing-duration>
    <meta:generator>LibreOffice/6.4.7.2$Linux_X86_64 LibreOffice_project/40$Build-2</meta:generator>
    <meta:document-statistic meta:table-count="4" meta:image-count="0" meta:object-count="0" meta:page-count="12" meta:paragraph-count="110" meta:word-count="2004" meta:character-count="14445" meta:non-whitespace-character-count="12493"/>
  </office:meta>
</office:document-meta>
</file>